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12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7.213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4.974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2.422cm" fo:break-before="auto" style:use-optimal-row-height="true"/>
    </style:style>
    <style:style style:name="ro16" style:family="table-row">
      <style:table-row-properties style:row-height="2.895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5.422cm" fo:break-before="auto" style:use-optimal-row-height="true"/>
    </style:style>
    <style:style style:name="ro19" style:family="table-row">
      <style:table-row-properties style:row-height="3.632cm" fo:break-before="auto" style:use-optimal-row-height="true"/>
    </style:style>
    <style:style style:name="ro20" style:family="table-row">
      <style:table-row-properties style:row-height="4.554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color="#000000" style:font-name="Liberation Sans" fo:font-size="12pt" fo:font-weight="bold" style:font-size-asian="12pt" style:font-weight-asian="bold" style:font-size-complex="12pt" style:font-weight-complex="bold"/>
    </style:style>
    <style:style style:name="ce8" style:family="table-cell" style:parent-style-name="Default">
      <style:text-properties fo:color="#000000" style:font-name="Liberation Sans" fo:font-size="12pt" fo:font-weight="normal" style:font-size-asian="12pt" style:font-size-complex="12pt"/>
    </style:style>
    <style:style style:name="ce9" style:family="table-cell" style:parent-style-name="Default">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style:style>
    <style:style style:name="ce10" style:family="table-cell" style:parent-style-name="Default">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Liberation Sans" fo:font-size="12pt" fo:language="none" fo:country="none" fo:font-weight="normal" style:font-size-asian="12pt" style:language-asian="none" style:country-asian="none" style:font-size-complex="12pt" style:language-complex="none" style:country-complex="none"/>
    </style:style>
    <style:style style:name="ce12" style:family="table-cell" style:parent-style-name="Default">
      <style:text-properties fo:color="#067d17"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19" style:family="table-cell" style:parent-style-name="Default">
      <style:table-cell-properties fo:wrap-option="wrap"/>
      <style:text-properties fo:color="#000000" style:font-name="Liberation Sans" fo:font-size="12pt" fo:font-weight="bold" style:font-size-asian="12pt" style:font-weight-asian="bold" style:font-size-complex="12pt" style:font-weight-complex="bold" fo:hyphenate="true"/>
    </style:style>
    <style:style style:name="ce23" style:family="table-cell" style:parent-style-name="Default">
      <style:table-cell-properties fo:wrap-option="wrap"/>
      <style:text-properties fo:color="#000000" style:font-name="Liberation Sans" fo:font-size="12pt" fo:font-weight="normal" style:font-size-asian="12pt" style:font-size-complex="12pt" fo:hyphenate="true"/>
    </style:style>
    <style:style style:name="ce24" style:family="table-cell" style:parent-style-name="Default">
      <style:table-cell-properties fo:wrap-option="wrap"/>
      <style:text-properties fo:color="#000000" style:font-name="Liberation Sans" fo:font-size="12pt" fo:font-weight="normal" style:font-size-asian="12pt" style:font-name-complex="Calibri1" style:font-size-complex="12pt" fo:hyphenate="true"/>
    </style:style>
    <style:style style:name="ce25" style:family="table-cell" style:parent-style-name="Default">
      <style:table-cell-properties fo:wrap-option="wrap"/>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fo:hyphenate="true"/>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ext-properties fo:color="#000000" style:font-name="Liberation Sans" fo:font-size="12pt" fo:font-weight="normal" style:font-size-asian="12pt" style:font-name-complex="Calibri1" style:font-size-complex="12pt"/>
    </style:style>
    <style:style style:name="ce31" style:family="table-cell" style:parent-style-name="Default">
      <style:table-cell-properties fo:wrap-option="wrap"/>
      <style:text-properties fo:color="#000000" style:font-name="Liberation Sans" fo:font-size="12pt" fo:font-weight="normal" style:font-name-asian="Calibri" style:font-size-asian="12pt" style:font-name-complex="Calibri" style:font-size-complex="12pt" fo:hyphenate="true"/>
    </style:style>
    <style:style style:name="ce32"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true"/>
    </style:style>
    <style:style style:name="ce35" style:family="table-cell" style:parent-style-name="Default">
      <style:table-cell-properties fo:wrap-option="wrap"/>
      <style:text-properties fo:color="#000000" style:font-name="Liberation Sans" fo:font-size="12pt" fo:font-weight="normal" style:font-size-asian="12pt" style:font-name-complex="Lohit Devanagari" style:font-size-complex="12pt" fo:hyphenate="true"/>
    </style:style>
    <style:style style:name="ce5" style:family="table-cell" style:parent-style-name="Default">
      <style:table-cell-properties fo:wrap-option="wrap"/>
      <style:text-properties fo:hyphenate="true"/>
    </style:style>
    <style:style style:name="ce1" style:family="table-cell" style:parent-style-name="Default">
      <style:text-properties fo:font-weight="bold" style:font-weight-asian="bold" style:font-weight-complex="bold"/>
    </style:style>
    <style:style style:name="T1"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fo:font-style="normal" fo:color="#080808" style:font-name-asian="JetBrains Mono" style:font-name-complex="JetBrains Mono"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1750eb"/>
    </style:style>
    <style:style style:name="T10" style:family="text">
      <style:text-properties fo:color="#080808"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11"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12"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13"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14" style:family="text">
      <style:text-properties style:use-window-font-color="true" style:language-complex="hi" style:country-complex="IN" fo:language="pt" fo:country="BR" style:text-line-through-mode="continuous" style:text-position="0% 100%" fo:text-shadow="none" style:text-outline="false" fo:font-style="normal"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font-style-asian="normal" style:font-style-complex="normal" style:text-emphasize="none" style:font-relief="none" style:font-name-complex="Calibri"/>
    </style:style>
    <style:style style:name="T15"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italic" style:font-style-asian="italic" style:font-style-complex="italic"/>
    </style:style>
    <style:style style:name="T16"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normal" style:font-style-asian="normal" style:font-style-complex="normal"/>
    </style:style>
    <style:style style:name="T17"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18"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19"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0"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1" style:family="text">
      <style:text-properties fo:font-weight="normal" style:font-name-asian="Noto Sans CJK SC" style:font-name-complex="Calibri" style:use-window-font-color="true" style:text-underline-style="none" style:text-underline-color="font-color" style:text-line-through-type="none" fo:font-style="normal" style:text-outline="false" fo:text-shadow="none" style:text-position="0% 100%" style:text-line-through-mode="continuous" fo:language="pt" fo:country="BR" style:font-relief="none" style:text-emphasize="none" style:font-style-complex="normal" style:font-style-asian="normal" style:font-weight-complex="normal" style:font-weight-asian="normal" style:font-size-complex="11pt" style:font-size-asian="11pt" style:language-complex="hi" style:country-complex="IN" style:language-asian="zh" style:country-asian="CN" style:text-overline-style="none" style:text-overline-color="font-color"/>
    </style:style>
    <style:style style:name="T22"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italic" style:font-style-asian="italic" style:font-style-complex="italic"/>
    </style:style>
    <style:style style:name="T23"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normal" style:font-style-asian="normal" style:font-style-complex="normal"/>
    </style:style>
    <style:style style:name="T24"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Calibri" fo:font-style="normal" style:language-asian="zh" style:country-asian="CN"/>
    </style:style>
    <style:style style:name="T25"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style:font-style-complex="italic" fo:font-style="italic" style:font-style-asian="italic"/>
    </style:style>
    <style:style style:name="T26"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normal" style:font-style-asian="normal" style:font-style-complex="normal"/>
    </style:style>
    <style:style style:name="T27"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italic" style:font-style-asian="italic" style:font-style-complex="italic"/>
    </style:style>
    <style:style style:name="T28"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style>
    <style:style style:name="T29"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use-window-font-color="true" style:text-position="0% 100%"/>
    </style:style>
    <style:style style:name="T30"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italic" style:font-style-asian="italic" style:font-style-complex="italic"/>
    </style:style>
    <style:style style:name="T31"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normal" style:font-style-asian="normal" style:font-style-complex="normal"/>
    </style:style>
    <style:style style:name="T32"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font-name="Calibri"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font-size="11pt" fo:language="pt" fo:country="BR"/>
    </style:style>
    <style:style style:name="T33"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language="pt" fo:country="BR"/>
    </style:style>
    <style:style style:name="T34"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italic" style:font-style-asian="italic" style:font-style-complex="italic"/>
    </style:style>
    <style:style style:name="T35"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normal" style:font-style-asian="normal" style:font-style-complex="normal"/>
    </style:style>
    <style:style style:name="T36"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fo:font-size="11pt" style:font-name-complex="Calibri" style:font-size-asian="11pt" style:font-size-complex="11pt"/>
    </style:style>
    <style:style style:name="T39" style:family="text">
      <style:text-propertie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Noto Sans CJK SC" style:font-name-complex="Lohit Devanagari" fo:language="pt" fo:country="BR"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language-complex="hi" style:country-complex="IN" style:text-overline-style="none" style:text-overline-color="font-color" style:font-style-asian="normal" style:font-style-complex="normal" style:text-emphasize="none" style:font-relief="none" style:language-asian="zh" style:country-asian="CN" style:font-name-asian="Noto Sans CJK SC" fo:language="pt" fo:country="BR" style:text-line-through-mode="continuous" fo:text-shadow="none" style:text-outline="false" fo:font-style="normal" style:text-line-through-type="none" style:text-underline-style="none" style:text-underline-color="font-color" style:font-name="Calibri" fo:font-size="11pt" fo:font-weight="bold" style:font-name-complex="Calibri" style:font-size-asian="11pt" style:font-size-complex="11pt" style:font-weight-asian="bold" style:font-weight-complex="bold"/>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67d17" style:font-name="JetBrains Mono" style:font-name-asian="JetBrains Mono" style:font-name-complex="JetBrains Mono"/>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style>
    <style:style style:name="T4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font-name="Calibri" style:font-name-asian="Calibri" style:font-name-complex="Calibri"/>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Nome do atributo</text:p>
          </table:table-cell>
          <table:table-cell table:style-name="ce19" office:value-type="string" calcext:value-type="string">
            <text:p>Definição</text:p>
          </table:table-cell>
          <table:table-cell table:style-name="ce2" office:value-type="string" calcext:value-type="string">
            <text:p>Categoria</text:p>
          </table:table-cell>
          <table:table-cell table:style-name="ce2" office:value-type="string" calcext:value-type="string">
            <text:p>Fonte</text:p>
          </table:table-cell>
          <table:table-cell table:style-name="ce2" office:value-type="string" calcext:value-type="string">
            <text:p>Limitação/observação</text:p>
          </table:table-cell>
          <table:table-cell table:style-name="ce1" table:number-columns-repeated="1019"/>
        </table:table-row>
        <table:table-row table:style-name="ro1">
          <table:table-cell table:style-name="ce8" office:value-type="string" calcext:value-type="string">
            <text:p>MUNICIPIO</text:p>
          </table:table-cell>
          <table:table-cell table:style-name="ce23" office:value-type="string" calcext:value-type="string">
            <text:p>Nom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MUNICIPIO_6</text:p>
          </table:table-cell>
          <table:table-cell table:style-name="ce23" office:value-type="string" calcext:value-type="string">
            <text:p>Código IBGE do município se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SIGLA_ESTADO</text:p>
          </table:table-cell>
          <table:table-cell table:style-name="ce23" office:value-type="string" calcext:value-type="string">
            <text:p>Sigla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ESTADO</text:p>
          </table:table-cell>
          <table:table-cell table:style-name="ce23" office:value-type="string" calcext:value-type="string">
            <text:p>Código IBGE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REGIAO</text:p>
          </table:table-cell>
          <table:table-cell table:style-name="ce23" office:value-type="string" calcext:value-type="string">
            <text:p>Região do país em que o município está inserid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REGIAO_SAUDE</text:p>
          </table:table-cell>
          <table:table-cell table:style-name="ce23" office:value-type="string" calcext:value-type="string">
            <text:p>Regional de saúde do município considerado pelo Ministério da Saúd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CODIGO_REGIAO_SAUDE</text:p>
          </table:table-cell>
          <table:table-cell table:style-name="ce23" office:value-type="string" calcext:value-type="string">
            <text:p>Código da região de saúd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3">
          <table:table-cell table:style-name="ce8" office:value-type="string" calcext:value-type="string">
            <text:p>REGIAO_METROPOLITANA</text:p>
          </table:table-cell>
          <table:table-cell table:style-name="ce23" office:value-type="string" calcext:value-type="string">
            <text:p>1 quando o município faz parte de alguma região metropolitana e zero quando o município não faz parte de alguma região metropolitana.</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ESTADO</text:p>
          </table:table-cell>
          <table:table-cell table:style-name="ce23" office:value-type="string" calcext:value-type="string">
            <text:p>Nome do estado do município.</text:p>
          </table:table-cell>
          <table:table-cell table:style-name="ce8" office:value-type="string" calcext:value-type="string">
            <text:p>Território</text:p>
          </table:table-cell>
          <table:table-cell table:style-name="ce9"/>
          <table:table-cell table:style-name="ce8"/>
          <table:table-cell table:number-columns-repeated="1019"/>
        </table:table-row>
        <table:table-row table:style-name="ro2">
          <table:table-cell table:style-name="ce9" office:value-type="string" calcext:value-type="string">
            <text:p>CODIGO_REGIAO_IMEDIATA</text:p>
          </table:table-cell>
          <table:table-cell table:style-name="ce23" office:value-type="string" calcext:value-type="string">
            <text:p>Código da 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MEDIATA</text:p>
          </table:table-cell>
          <table:table-cell table:style-name="ce23" office:value-type="string" calcext:value-type="string">
            <text:p>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CODIGO_REGIAO_INTERMEDIARIA</text:p>
          </table:table-cell>
          <table:table-cell table:style-name="ce23" office:value-type="string" calcext:value-type="string">
            <text:p>Código da 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NTERMEDIARIA</text:p>
          </table:table-cell>
          <table:table-cell table:style-name="ce23" office:value-type="string" calcext:value-type="string">
            <text:p>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CODIGO_MUNICIPIO_7</text:p>
          </table:table-cell>
          <table:table-cell table:style-name="ce23" office:value-type="string" calcext:value-type="string">
            <text:p>Código IBGE do município co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text:p>
          </table:table-cell>
          <table:table-cell table:style-name="ce23" office:value-type="string" calcext:value-type="string">
            <text:p>Área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_AGLOMERADOS</text:p>
          </table:table-cell>
          <table:table-cell table:style-name="ce23" office:value-type="string" calcext:value-type="string">
            <text:p>Área total dos aglomerados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8" office:value-type="string" calcext:value-type="string">
            <text:p>CODIGO_MUNICIPIO_TSE</text:p>
          </table:table-cell>
          <table:table-cell table:style-name="ce23" office:value-type="string" calcext:value-type="string">
            <text:p>Código do município no TSE.</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2">
          <table:table-cell table:style-name="ce8" office:value-type="string" calcext:value-type="string">
            <text:p>CAPITAL</text:p>
          </table:table-cell>
          <table:table-cell table:style-name="ce23" office:value-type="string" calcext:value-type="string">
            <text:p>1 o município é capital de um estado e zero senão.</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4">
          <table:table-cell table:style-name="ce8" office:value-type="string" calcext:value-type="string">
            <text:p>CODIGO_ARRANJO_POPULACIONAL</text:p>
          </table:table-cell>
          <table:table-cell table:style-name="ce23" office:value-type="string" calcext:value-type="string">
            <text:p>Código do arranjo populacional. Arranjo populacionais são agrupamentos de dois ou mais municípios com forte integração populacional, devido aos movimentos pendulares para trabalho ou estudo, ou à contiguidade entre manchas urbanas.</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1">
          <table:table-cell table:style-name="ce8" office:value-type="string" calcext:value-type="string">
            <text:p>ARRANJO_POPULACIONAL</text:p>
          </table:table-cell>
          <table:table-cell table:style-name="ce23" office:value-type="string" calcext:value-type="string">
            <text:p>Nome do arranjo populacional.</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8" office:value-type="string" calcext:value-type="string">
            <text:p>CODIGO_ARRANJO_POPULACIONAL_OU_MUNICIPIO_7</text:p>
          </table:table-cell>
          <table:table-cell table:style-name="ce23" office:value-type="string" calcext:value-type="string">
            <text:p>Código do arranjo populacional ao qual o município pertence. Se o município não faz parte de nenhum arranjo populacional, será considerado o o código do município.</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table-cell table:style-name="ce8" office:value-type="string" calcext:value-type="string">
            <text:p>HIERARQUIA_URBANA</text:p>
          </table:table-cell>
          <table:table-cell table:style-name="ce24" office:value-type="string" calcext:value-type="string">
            <text:p>Denominação da hierarquia urbana em 2018. A hierarquia urbana indica a centralidade da Cidade de acordo com a atração que exerce a populações de outros centros urbanos para acesso a bens e serviços e o nível de articulação territorial que a Cidade possui por estar inserida em atividades de gestão pública e empresarial. São cinco níveis hierárquicos, com onze subdivisões: Metrópoles (1A, 1B e 1C), Capitais Regionais (2A, 2B e 2C), Centros Sub-Regionais (3A e 3B), Centros de Zona (4A e 4B) e Centros Locais (5). Alguns Municípios são muito integrados entre si e constituem apenas uma Cidade para fim de hierarquia urbana, tratam-se dos Arranjos Populacionais, os quais são indicados no complemento da hierarquia urbana quando ocorrem.</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7">
          <table:table-cell table:style-name="ce8" office:value-type="string" calcext:value-type="string">
            <text:p>NIVEL_HIERARQUIA_URBANA</text:p>
          </table:table-cell>
          <table:table-cell table:style-name="ce24" office:value-type="string" calcext:value-type="string">
            <text:p><text:span text:style-name="T6">Nível da hierarquia urbana em 2018. {1A, 1B, 1C, 2A, 2B, 2C, 3A, 3B, 4A, 4B, 5</text:span>}</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9" office:value-type="string" calcext:value-type="string">
            <text:p>NIVEL_HIERARQUIA_URBANA_DISCRETIZADO</text:p>
          </table:table-cell>
          <table:table-cell table:style-name="ce24" office:value-type="string" calcext:value-type="string">
            <text:p>Mapeia os níveis da hierarquia urbana para valores discretos no intervalo [1, 11]. Onde quanto maior a hierarquia, maior o valor. Assim nível ‘1A’ = 11 e nível ‘5’ = 1.</text:p>
          </table:table-cell>
          <table:table-cell table:style-name="ce8" office:value-type="string" calcext:value-type="string">
            <text:p>Território</text:p>
          </table:table-cell>
          <table:table-cell table:style-name="ce8" table:number-columns-repeated="2"/>
          <table:table-cell table:number-columns-repeated="1019"/>
        </table:table-row>
        <table:table-row table:style-name="ro1">
          <table:table-cell table:style-name="ce8" office:value-type="string" calcext:value-type="string">
            <text:p>POPULACAO_ESTIMADA</text:p>
          </table:table-cell>
          <table:table-cell table:style-name="ce23" office:value-type="string" calcext:value-type="string">
            <text:p>População estimada do municípi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ESTIMADO</text:p>
          </table:table-cell>
          <table:table-cell table:style-name="ce23" office:value-type="string" calcext:value-type="string">
            <text:p>Número de domicílios particulares ocupados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DOMICILIOS_PARTICULARES_OCUPADOS_AGLOMERADOS_ESTIMADO</text:p>
          </table:table-cell>
          <table:table-cell table:style-name="ce23" office:value-type="string" calcext:value-type="string">
            <text:p>Número de domicílios particulares ocupados nos aglomerados do município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5">
          <table:table-cell table:style-name="ce9" office:value-type="string" calcext:value-type="string">
            <text:p>PERCENTUAL_DOMICILIOS_PARTICULARES_OCUPADOS_AGLOMERADOS_ESTIMADO</text:p>
          </table:table-cell>
          <table:table-cell table:style-name="ce23" office:value-type="string" calcext:value-type="string">
            <text:p>DOMICILIOS_PARTICULARES_OCUPADOS_AGLOMERADOS_ESTIMADO / DOMICILIOS_PARTICULARES_OCUPADOS_AGLOMERADOS_ESTIMADO * 10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3" office:value-type="string" calcext:value-type="string">
            <text:p><text:span text:style-name="T1">PERCENTUAL_</text:span><text:span text:style-name="T2">POPULACAO_0_A_5_ANOS</text:span></text:p>
          </table:table-cell>
          <table:table-cell table:style-name="ce23" office:value-type="string" calcext:value-type="string">
            <text:p>Percentual da população com idade entre 0 e 5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_A_14_ANOS</text:span></text:p>
          </table:table-cell>
          <table:table-cell table:style-name="ce23" office:value-type="string" calcext:value-type="string">
            <text:p><text:span text:style-name="T3">Percentual da população </text:span>com idade entre 6 e 1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15_A_24_ANOS</text:span></text:p>
          </table:table-cell>
          <table:table-cell table:style-name="ce23" office:value-type="string" calcext:value-type="string">
            <text:p><text:span text:style-name="T3">Percentual da população </text:span>com idade entre 15 e 2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25_A_39_ANOS</text:span></text:p>
          </table:table-cell>
          <table:table-cell table:style-name="ce23" office:value-type="string" calcext:value-type="string">
            <text:p><text:span text:style-name="T3">Percentual da população </text:span>com idade entre 25 e 3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40_A_59_ANOS</text:span></text:p>
          </table:table-cell>
          <table:table-cell table:style-name="ce23" office:value-type="string" calcext:value-type="string">
            <text:p><text:span text:style-name="T3">Percentual da população </text:span>com idade entre 40 e 5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0_ANOS_OU_MAIS</text:span></text:p>
          </table:table-cell>
          <table:table-cell table:style-name="ce23" office:value-type="string" calcext:value-type="string">
            <text:p><text:span text:style-name="T3">Percentual da população </text:span>com idade 60 anos ou mai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SEDE_MUNICIPAL</text:p>
          </table:table-cell>
          <table:table-cell table:style-name="ce23" office:value-type="string" calcext:value-type="string">
            <text:p>População que reside na sede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text:p>
          </table:table-cell>
          <table:table-cell table:style-name="ce25" office:value-type="string" calcext:value-type="string">
            <text:p><text:span text:style-name="T3">POPULACAO_TOTAL</text:span> / AREA</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DOMICILIOS_PARTICULARES_OCUPADOS</text:p>
          </table:table-cell>
          <table:table-cell table:style-name="ce23" office:value-type="string" calcext:value-type="string">
            <text:p>Número de domicílios particulares ocup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9" office:value-type="string" calcext:value-type="string">
            <text:p>AGLOMERADOS</text:p>
          </table:table-cell>
          <table:table-cell table:style-name="ce23" office:value-type="string" calcext:value-type="string">
            <text:p>Número de áreas de aglomerados subnormais (favela por exemplo) existentes n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AGLOMERADOS</text:p>
          </table:table-cell>
          <table:table-cell table:style-name="ce23" office:value-type="string" calcext:value-type="string">
            <text:p>Número de domicílios particulares ocupados nos aglomerados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AGLOMERADOS</text:p>
          </table:table-cell>
          <table:table-cell table:style-name="ce23" office:value-type="string" calcext:value-type="string">
            <text:p>População residente em domicílios particulares localizados em aglomer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EMOGRAFICA_AGLOMERADOS</text:p>
          </table:table-cell>
          <table:table-cell table:style-name="ce9" office:value-type="string" calcext:value-type="string">
            <text:p><text:span text:style-name="T5">POPULACAO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OMICILIOS_AGLOMERADOS</text:p>
          </table:table-cell>
          <table:table-cell table:style-name="ce9" office:value-type="string" calcext:value-type="string">
            <text:p><text:span text:style-name="T5">DOMICILIOS_PARTICULARES_OCUPADOS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8" office:value-type="string" calcext:value-type="string">
            <text:p>TAXA_FECUNDIDADE</text:p>
          </table:table-cell>
          <table:table-cell table:style-name="ce24" office:value-type="string" calcext:value-type="string">
            <text:p>Número médio de filhos que uma mulher deverá ter ao terminar o período reprodutivo (15 a 49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FECTOT</text:span></text:p>
          </table:table-cell>
          <table:table-cell table:number-columns-repeated="1019"/>
        </table:table-row>
        <table:table-row table:style-name="ro8">
          <table:table-cell table:style-name="ce8" office:value-type="string" calcext:value-type="string">
            <text:p>PERCENTUAL_POPULACAO_VIVE_DOMICILIOS_BANHEIRO_AGUA</text:p>
          </table:table-cell>
          <table:table-cell table:style-name="ce24"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BANAGUA</text:span></text:p>
          </table:table-cell>
          <table:table-cell table:number-columns-repeated="1019"/>
        </table:table-row>
        <table:table-row table:style-name="ro1">
          <table:table-cell table:style-name="ce8" office:value-type="string" calcext:value-type="string">
            <text:p>PERCENTUAL_POPULACAO_VIVE_DOMICILIOS_SEM_BANHEIRO_AGUA</text:p>
          </table:table-cell>
          <table:table-cell table:style-name="ce8" office:value-type="string" calcext:value-type="string">
            <text:p>100 – PERCENTUAL_POPULACAO_VIVE_DOMICILIOS_BANHEIRO_AGU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9">
          <table:table-cell table:style-name="ce8" office:value-type="string" calcext:value-type="string">
            <text:p>PERCENTUAL_POPULACAO_VIVE_DOMICILIOS_DENSIDADE_MAIOR_2_POR_DORMITORIO</text:p>
          </table:table-cell>
          <table:table-cell table:style-name="ce24"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T_DENS</text:span></text:p>
          </table:table-cell>
          <table:table-cell table:number-columns-repeated="1019"/>
        </table:table-row>
        <table:table-row table:style-name="ro1">
          <table:table-cell table:style-name="ce8" office:value-type="string" calcext:value-type="string">
            <text:p>POPULACAO_MASCULINA</text:p>
          </table:table-cell>
          <table:table-cell table:style-name="ce24" office:value-type="string" calcext:value-type="string">
            <text:p>População total do sexo mascul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9">Censo 2010/Atlas BR: </text:span><text:span text:style-name="T40">HOMEMTOT</text:span></text:p>
          </table:table-cell>
          <table:table-cell table:number-columns-repeated="1019"/>
        </table:table-row>
        <table:table-row table:style-name="ro1">
          <table:table-cell table:style-name="ce8" office:value-type="string" calcext:value-type="string">
            <text:p>POPULACAO_FEMININA</text:p>
          </table:table-cell>
          <table:table-cell table:style-name="ce24" office:value-type="string" calcext:value-type="string">
            <text:p>População total do sexo femin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MULHERTOT</text:span></text:p>
          </table:table-cell>
          <table:table-cell table:number-columns-repeated="1019"/>
        </table:table-row>
        <table:table-row table:style-name="ro1">
          <table:table-cell table:style-name="ce8" office:value-type="string" calcext:value-type="string">
            <text:p>POPULACAO_ATE_1_ANO</text:p>
          </table:table-cell>
          <table:table-cell table:style-name="ce24" office:value-type="string" calcext:value-type="string">
            <text:p>População até 1 ano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text:span></text:p>
          </table:table-cell>
          <table:table-cell table:number-columns-repeated="1019"/>
        </table:table-row>
        <table:table-row table:style-name="ro1">
          <table:table-cell table:style-name="ce8" office:value-type="string" calcext:value-type="string">
            <text:p>POPULACAO_1_A_3_ANOS</text:p>
          </table:table-cell>
          <table:table-cell table:style-name="ce24" office:value-type="string" calcext:value-type="string">
            <text:p>População de 1 a 3 anos.</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3</text:span></text:p>
          </table:table-cell>
          <table:table-cell table:number-columns-repeated="1019"/>
        </table:table-row>
        <table:table-row table:style-name="ro1">
          <table:table-cell table:style-name="ce8" office:value-type="string" calcext:value-type="string">
            <text:p>POPULACAO_4_ANOS</text:p>
          </table:table-cell>
          <table:table-cell table:style-name="ce24" office:value-type="string" calcext:value-type="string">
            <text:p>População de 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4</text:span></text:p>
          </table:table-cell>
          <table:table-cell table:number-columns-repeated="1019"/>
        </table:table-row>
        <table:table-row table:style-name="ro1">
          <table:table-cell table:style-name="ce8" office:value-type="string" calcext:value-type="string">
            <text:p>POPULACAO_5_ANOS</text:p>
          </table:table-cell>
          <table:table-cell table:style-name="ce26" office:value-type="string" calcext:value-type="string">
            <text:p>População de 5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5</text:span></text:p>
          </table:table-cell>
          <table:table-cell table:number-columns-repeated="1019"/>
        </table:table-row>
        <table:table-row table:style-name="ro1">
          <table:table-cell table:style-name="ce8" office:value-type="string" calcext:value-type="string">
            <text:p>POPULACAO_6_A_10_ANOS</text:p>
          </table:table-cell>
          <table:table-cell table:style-name="ce24" office:value-type="string" calcext:value-type="string">
            <text:p>População de 6 a 10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610</text:span></text:p>
          </table:table-cell>
          <table:table-cell table:number-columns-repeated="1019"/>
        </table:table-row>
        <table:table-row table:style-name="ro1">
          <table:table-cell table:style-name="ce8" office:value-type="string" calcext:value-type="string">
            <text:p>POPULACAO_11_A_14_ANOS</text:p>
          </table:table-cell>
          <table:table-cell table:style-name="ce26" office:value-type="string" calcext:value-type="string">
            <text:p>População de 11 a 1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114</text:span></text:p>
          </table:table-cell>
          <table:table-cell table:number-columns-repeated="1019"/>
        </table:table-row>
        <table:table-row table:style-name="ro1">
          <table:table-cell table:style-name="ce8" office:value-type="string" calcext:value-type="string">
            <text:p>POPULACAO_15_A_17_ANOS</text:p>
          </table:table-cell>
          <table:table-cell table:style-name="ce24" office:value-type="string" calcext:value-type="string">
            <text:p>População de 15 a 17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517</text:span></text:p>
          </table:table-cell>
          <table:table-cell table:number-columns-repeated="1019"/>
        </table:table-row>
        <table:table-row table:style-name="ro1">
          <table:table-cell table:style-name="ce8" office:value-type="string" calcext:value-type="string">
            <text:p>POPULACAO_18_ANOS_OU_MAIS</text:p>
          </table:table-cell>
          <table:table-cell table:style-name="ce24" office:value-type="string" calcext:value-type="string">
            <text:p>População de 18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8</text:span></text:p>
          </table:table-cell>
          <table:table-cell table:number-columns-repeated="1019"/>
        </table:table-row>
        <table:table-row table:style-name="ro1">
          <table:table-cell table:style-name="ce8" office:value-type="string" calcext:value-type="string">
            <text:p>POPULACAO_65_ANOS_OU_MAIS</text:p>
          </table:table-cell>
          <table:table-cell table:style-name="ce24" office:value-type="string" calcext:value-type="string">
            <text:p>População de 65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65</text:span></text:p>
          </table:table-cell>
          <table:table-cell table:number-columns-repeated="1019"/>
        </table:table-row>
        <table:table-row table:style-name="ro1">
          <table:table-cell table:style-name="ce8" office:value-type="string" calcext:value-type="string">
            <text:p>POPULACAO_RURAL</text:p>
          </table:table-cell>
          <table:table-cell table:style-name="ce24" office:value-type="string" calcext:value-type="string">
            <text:p>População residente na área rur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RUR</text:span></text:p>
          </table:table-cell>
          <table:table-cell table:number-columns-repeated="1019"/>
        </table:table-row>
        <table:table-row table:style-name="ro1">
          <table:table-cell table:style-name="ce8" office:value-type="string" calcext:value-type="string">
            <text:p>POPULACAO_TOTAL</text:p>
          </table:table-cell>
          <table:table-cell table:style-name="ce24" office:value-type="string" calcext:value-type="string">
            <text:p>População residente tot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TOT</text:span></text:p>
          </table:table-cell>
          <table:table-cell table:number-columns-repeated="1019"/>
        </table:table-row>
        <table:table-row table:style-name="ro1">
          <table:table-cell table:style-name="ce8" office:value-type="string" calcext:value-type="string">
            <text:p>POPULACAO_URBANA</text:p>
          </table:table-cell>
          <table:table-cell table:style-name="ce24" office:value-type="string" calcext:value-type="string">
            <text:p>População residente na área urbana.</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URB</text:span></text:p>
          </table:table-cell>
          <table:table-cell table:number-columns-repeated="1019"/>
        </table:table-row>
        <table:table-row table:style-name="ro5">
          <table:table-cell table:style-name="ce8" office:value-type="string" calcext:value-type="string">
            <text:p>POPULACAO_DOMICILIOS_PARTICULARES</text:p>
          </table:table-cell>
          <table:table-cell table:style-name="ce24" office:value-type="string" calcext:value-type="string">
            <text:p>População residente em domicílios particulares permanentes. Exclui os residentes em domicílios coletivos, como pensões, hotéis, prisões, quartéis, hospitais. </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OP</text:span></text:p>
          </table:table-cell>
          <table:table-cell table:number-columns-repeated="1019"/>
        </table:table-row>
        <table:table-row table:style-name="ro2">
          <table:table-cell table:style-name="ce9" office:value-type="string" calcext:value-type="string">
            <text:p>RAZAO_POPULACAO_MASCULINA_FEMININA</text:p>
          </table:table-cell>
          <table:table-cell table:style-name="ce25" office:value-type="string" calcext:value-type="string">
            <text:p>POPULACAO_MASCULINA / POPULACAO_FEMINI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RAZAO_POPULACAO_RURAL_URBANA</text:p>
          </table:table-cell>
          <table:table-cell table:style-name="ce25" office:value-type="string" calcext:value-type="string">
            <text:p>POPULACAO_RURAL / POPULACAO_URBA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10" office:value-type="string" calcext:value-type="string">
            <text:p>PERCENTUAL_POPULACAO_URBANA</text:p>
          </table:table-cell>
          <table:table-cell table:style-name="ce25" office:value-type="string" calcext:value-type="string">
            <text:p><text:span text:style-name="T7">POPULACAO_URBANA</text:span><text:span text:style-name="T8">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SEDE_MUNICIPAL</text:p>
          </table:table-cell>
          <table:table-cell table:style-name="ce25" office:value-type="string" calcext:value-type="string">
            <text:p><text:span text:style-name="T10">POPULACAO_SEDE_MUNICIPAL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7_ANOS_OU_MENOS</text:p>
          </table:table-cell>
          <table:table-cell table:style-name="ce23" office:value-type="string" calcext:value-type="string">
            <text:p>População com menos de 18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8_ATE_39_ANOS</text:p>
          </table:table-cell>
          <table:table-cell table:style-name="ce23" office:value-type="string" calcext:value-type="string">
            <text:p>População com idade de 18 até 39 anos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text:p>
          </table:table-cell>
          <table:table-cell table:style-name="ce25" office:value-type="string" calcext:value-type="string">
            <text:p>DOMICILIOS_PARTICULARES_OCUPADOS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DOMICILIOS_AGLOMERADOS</text:p>
          </table:table-cell>
          <table:table-cell table:style-name="ce25" office:value-type="string" calcext:value-type="string">
            <text:p><text:span text:style-name="T10">DOMICILIOS_PARTICULARES_OCUPADOS_AGLOMERADOS / DOMICILIOS_PARTICULARES_OCUPADOS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AGLOMERADOS</text:p>
          </table:table-cell>
          <table:table-cell table:style-name="ce25" office:value-type="string" calcext:value-type="string">
            <text:p><text:span text:style-name="T10">POPULACAO_AGLOMERADOS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3">
          <table:table-cell table:style-name="ce12" office:value-type="string" calcext:value-type="string">
            <text:p>RAZAO_POPULCAO_DOMICILIOS_ESTIMADA</text:p>
          </table:table-cell>
          <table:table-cell table:style-name="ce25" office:value-type="string" calcext:value-type="string">
            <text:p>POPULACAO_ESTIMADA / DOMICILIOS_PARTICULARES_OCUPADOS_ESTIMADO</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_ESTIMADA</text:p>
          </table:table-cell>
          <table:table-cell table:style-name="ce25" office:value-type="string" calcext:value-type="string">
            <text:p>DOMICILIOS_PARTICULARES_OCUPADOS_ESTIMADO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9" office:value-type="string" calcext:value-type="string">
            <text:p>IDHM</text:p>
          </table:table-cell>
          <table:table-cell table:style-name="ce27" office:value-type="string" calcext:value-type="string">
            <text:p>Índice de Desenvolvimento Humano Municipal. Média geométrica dos índices das dimensões Renda, Educação e Longevidade, com pesos iguais.</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IDHM</text:p>
          </table:table-cell>
          <table:table-cell table:number-columns-repeated="1019"/>
        </table:table-row>
        <table:table-row table:style-name="ro11">
          <table:table-cell table:style-name="ce9" office:value-type="string" calcext:value-type="string">
            <text:p>IDHM_EDUCACAO</text:p>
          </table:table-cell>
          <table:table-cell table:style-name="ce26"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E</text:span></text:p>
          </table:table-cell>
          <table:table-cell table:number-columns-repeated="1019"/>
        </table:table-row>
        <table:table-row table:style-name="ro12">
          <table:table-cell table:style-name="ce9" office:value-type="string" calcext:value-type="string">
            <text:p>IDHM_LONGEVIDADE</text:p>
          </table:table-cell>
          <table:table-cell table:style-name="ce26" office:value-type="string" calcext:value-type="string">
            <text:p><text:span text:style-name="T11">Índice da dimensão Longevidade que é um dos 3 componentes do IDHM. É obtido a partir do indicador</text:span><text:span text:style-name="T12"> Esperança de vida ao nascer</text:span><text:span text:style-name="T13">, através da fórmula: [(valor observado do indicador) - (valor mínimo)] / [(valor máximo) - (valor mínimo)], onde os valores mínimo e máximo são 25 e 85 anos, respectivamente.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L</text:span></text:p>
          </table:table-cell>
          <table:table-cell table:number-columns-repeated="1019"/>
        </table:table-row>
        <table:table-row table:style-name="ro13">
          <table:table-cell table:style-name="ce9" office:value-type="string" calcext:value-type="string">
            <text:p>IDHM_RENDA</text:p>
          </table:table-cell>
          <table:table-cell table:style-name="ce26" office:value-type="string" calcext:value-type="string">
            <text:p><text:span text:style-name="T11">Índice da dimensão Renda que é um dos 3 componentes do IDHM. É obtido a partir do indicador</text:span><text:span text:style-name="T12"> Renda per capita</text:span><text:span text:style-name="T13">, através da fórmula: [ln (valor observado do indicador) - ln (valor mínimo)] / [ln (valor máximo) - ln (valor mínimo)], onde os valores mínimo e máximo são R$ 8,00 e R$ 4.033,00 (a preços de agosto de 2010).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R</text:span></text:p>
          </table:table-cell>
          <table:table-cell table:number-columns-repeated="1019"/>
        </table:table-row>
        <table:table-row table:style-name="ro2">
          <table:table-cell table:style-name="ce8" office:value-type="string" calcext:value-type="string">
            <text:p>RENDA_PER_CAPTA_MAXIMA_1_QUINTO_MAIS_POBRE</text:p>
          </table:table-cell>
          <table:table-cell table:style-name="ce26" office:value-type="string" calcext:value-type="string">
            <text:p>Renda domiciliar per capita máxima do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1</text:span></text:p>
          </table:table-cell>
          <table:table-cell table:number-columns-repeated="1019"/>
        </table:table-row>
        <table:table-row table:style-name="ro2">
          <table:table-cell table:style-name="ce8" office:value-type="string" calcext:value-type="string">
            <text:p>RENDA_PER_CAPTA_MAXIMA_2_QUINTO_MAIS_POBRE</text:p>
          </table:table-cell>
          <table:table-cell table:style-name="ce26" office:value-type="string" calcext:value-type="string">
            <text:p>Renda domiciliar per capita máxima do 2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2</text:span></text:p>
          </table:table-cell>
          <table:table-cell table:number-columns-repeated="1019"/>
        </table:table-row>
        <table:table-row table:style-name="ro2">
          <table:table-cell table:style-name="ce8" office:value-type="string" calcext:value-type="string">
            <text:p>RENDA_PER_CAPTA_MAXIMA_3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3</text:span></text:p>
          </table:table-cell>
          <table:table-cell table:number-columns-repeated="1019"/>
        </table:table-row>
        <table:table-row table:style-name="ro2">
          <table:table-cell table:style-name="ce8" office:value-type="string" calcext:value-type="string">
            <text:p>RENDA_PER_CAPTA_MAXIMA_4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4</text:span></text:p>
          </table:table-cell>
          <table:table-cell table:number-columns-repeated="1019"/>
        </table:table-row>
        <table:table-row table:style-name="ro2">
          <table:table-cell table:style-name="ce8" office:value-type="string" calcext:value-type="string">
            <text:p>RENDA_PER_CAPTA_MINIMA_10_PORCENTO_MAIS_RICOS</text:p>
          </table:table-cell>
          <table:table-cell table:style-name="ce26" office:value-type="string" calcext:value-type="string">
            <text:p>Renda domiciliar per capita mínima do décimo mais rico</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9</text:span></text:p>
          </table:table-cell>
          <table:table-cell table:number-columns-repeated="1019"/>
        </table:table-row>
        <table:table-row table:style-name="ro14">
          <table:table-cell table:style-name="ce9" office:value-type="string" calcext:value-type="string">
            <text:p>GINI</text:p>
          </table:table-cell>
          <table:table-cell table:style-name="ce24"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GINI</text:span></text:p>
          </table:table-cell>
          <table:table-cell table:number-columns-repeated="1019"/>
        </table:table-row>
        <table:table-row table:style-name="ro4">
          <table:table-cell table:style-name="ce8" office:value-type="string" calcext:value-type="string">
            <text:p>PERCENTUAL_EXTREMAMENTE_POBRES</text:p>
          </table:table-cell>
          <table:table-cell table:style-name="ce24" office:value-type="string" calcext:value-type="string">
            <text:p><text:span text:style-name="T14">Proporção dos indivíduos com renda domiciliar</text:span><text:span text:style-name="T15"> per capita</text:span><text:span text:style-name="T16"> igual ou inferior a R$ 7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IND</text:span></text:p>
          </table:table-cell>
          <table:table-cell table:number-columns-repeated="1019"/>
        </table:table-row>
        <table:table-row table:style-name="ro4">
          <table:table-cell table:style-name="ce8" office:value-type="string" calcext:value-type="string">
            <text:p>PERCENTUAL_POBRES</text:p>
          </table:table-cell>
          <table:table-cell table:style-name="ce24" office:value-type="string" calcext:value-type="string">
            <text:p><text:span text:style-name="T14">Proporção dos indivíduos com renda domiciliar</text:span><text:span text:style-name="T15"> per capita </text:span><text:span text:style-name="T16">igual ou inferior a R$ 14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MPOB</text:span></text:p>
          </table:table-cell>
          <table:table-cell table:number-columns-repeated="1019"/>
        </table:table-row>
        <table:table-row table:style-name="ro11">
          <table:table-cell table:style-name="ce8" office:value-type="string" calcext:value-type="string">
            <text:p>PERCENTUAL_VULNERAVEIS_POBREZA</text:p>
          </table:table-cell>
          <table:table-cell table:style-name="ce24" office:value-type="string" calcext:value-type="string">
            <text:p><text:span text:style-name="T14">Proporção dos indivíduos com renda domiciliar</text:span><text:span text:style-name="T15"> per capita</text:span><text:span text:style-name="T16"> igual ou inferior a R$ 255,00 mensais, em reais de agosto de 2010, equivalente a 1/2 salário mínimo nessa data.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POB</text:span></text:p>
          </table:table-cell>
          <table:table-cell table:number-columns-repeated="1019"/>
        </table:table-row>
        <table:table-row table:style-name="ro11">
          <table:table-cell table:style-name="ce8" office:value-type="string" calcext:value-type="string">
            <text:p>PERCENTUAL_RENDA_APROPRIADA_10_PORCENTO_MAIS_RICOS</text:p>
          </table:table-cell>
          <table:table-cell table:style-name="ce24" office:value-type="string" calcext:value-type="string">
            <text:p><text:span text:style-name="T14">Percentual da renda total apropriada pelos indivíduos pertencentes ao décim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10RICOS</text:span></text:p>
          </table:table-cell>
          <table:table-cell table:number-columns-repeated="1019"/>
        </table:table-row>
        <table:table-row table:style-name="ro11">
          <table:table-cell table:style-name="ce8" office:value-type="string" calcext:value-type="string">
            <text:p>PERCENTUAL_RENDA_APROPRIADA_20_PORCENTO_MAIS_RICOS</text:p>
          </table:table-cell>
          <table:table-cell table:style-name="ce24" office:value-type="string" calcext:value-type="string">
            <text:p><text:span text:style-name="T14">Percentual da renda total apropriada pelos indivíduos pertencentes ao quint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20RICOS</text:span></text:p>
          </table:table-cell>
          <table:table-cell table:number-columns-repeated="1019"/>
        </table:table-row>
        <table:table-row table:style-name="ro11">
          <table:table-cell table:style-name="ce8" office:value-type="string" calcext:value-type="string">
            <text:p>PERCENTUAL_RENDA_APROPRIADA_20_PORCENTO_MAIS_POBRES</text:p>
          </table:table-cell>
          <table:table-cell table:style-name="ce24" office:value-type="string" calcext:value-type="string">
            <text:p><text:span text:style-name="T14">Percentual da renda total apropriada pelos indivíduos pertencentes ao quinto mais pobre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3">PREN20</text:span></text:p>
          </table:table-cell>
          <table:table-cell table:number-columns-repeated="1019"/>
        </table:table-row>
        <table:table-row table:style-name="ro11">
          <table:table-cell table:style-name="ce8" office:value-type="string" calcext:value-type="string">
            <text:p>PERCENTUAL_RENDA_APROPRIADA_40_PORCENTO_MAIS_POBRES</text:p>
          </table:table-cell>
          <table:table-cell table:style-name="ce24" office:value-type="string" calcext:value-type="string">
            <text:p><text:span text:style-name="T14">Percentual da renda total apropriada pelos indivíduos pertencentes aos doi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40</text:span></text:p>
          </table:table-cell>
          <table:table-cell table:number-columns-repeated="1019"/>
        </table:table-row>
        <table:table-row table:style-name="ro11">
          <table:table-cell table:style-name="ce8" office:value-type="string" calcext:value-type="string">
            <text:p>PERCENTUAL_RENDA_APROPRIADA_60_PORCENTO_MAIS_POBRES</text:p>
          </table:table-cell>
          <table:table-cell table:style-name="ce24" office:value-type="string" calcext:value-type="string">
            <text:p><text:span text:style-name="T14">Percentual da renda total apropriada pelos indivíduos pertencentes aos trê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60</text:span></text:p>
          </table:table-cell>
          <table:table-cell table:number-columns-repeated="1019"/>
        </table:table-row>
        <table:table-row table:style-name="ro11">
          <table:table-cell table:style-name="ce8" office:value-type="string" calcext:value-type="string">
            <text:p>PERCENTUAL_RENDA_APROPRIADA_80_PORCENTO_MAIS_POBRES</text:p>
          </table:table-cell>
          <table:table-cell table:style-name="ce24" office:value-type="string" calcext:value-type="string">
            <text:p><text:span text:style-name="T14">Percentual da renda total apropriada pelos indivíduos pertencentes aos quatro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80</text:span></text:p>
          </table:table-cell>
          <table:table-cell table:number-columns-repeated="1019"/>
        </table:table-row>
        <table:table-row table:style-name="ro14">
          <table:table-cell table:style-name="ce8" office:value-type="string" calcext:value-type="string">
            <text:p>RAZAO_1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1040</text:span></text:p>
          </table:table-cell>
          <table:table-cell table:number-columns-repeated="1019"/>
        </table:table-row>
        <table:table-row table:style-name="ro14">
          <table:table-cell table:style-name="ce8" office:value-type="string" calcext:value-type="string">
            <text:p>RAZAO_2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2040</text:span></text:p>
          </table:table-cell>
          <table:table-cell table:number-columns-repeated="1019"/>
        </table:table-row>
        <table:table-row table:style-name="ro15">
          <table:table-cell table:style-name="ce8" office:value-type="string" calcext:value-type="string">
            <text:p>RENDA_PER_CAPTA_MEDIA_1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text:span></text:p>
          </table:table-cell>
          <table:table-cell table:number-columns-repeated="1019"/>
        </table:table-row>
        <table:table-row table:style-name="ro15">
          <table:table-cell table:style-name="ce8" office:value-type="string" calcext:value-type="string">
            <text:p><text:span text:style-name="T3">RENDA_PER_CAPTA_MEDIA</text:span>_2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2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2</text:span></text:p>
          </table:table-cell>
          <table:table-cell table:number-columns-repeated="1019"/>
        </table:table-row>
        <table:table-row table:style-name="ro15">
          <table:table-cell table:style-name="ce8" office:value-type="string" calcext:value-type="string">
            <text:p><text:span text:style-name="T3">RENDA_PER_CAPTA_MEDIA</text:span>_3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3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3</text:span></text:p>
          </table:table-cell>
          <table:table-cell table:number-columns-repeated="1019"/>
        </table:table-row>
        <table:table-row table:style-name="ro15">
          <table:table-cell table:style-name="ce8" office:value-type="string" calcext:value-type="string">
            <text:p><text:span text:style-name="T3">RENDA_PER_CAPTA_MEDIA</text:span>_4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4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4</text:span></text:p>
          </table:table-cell>
          <table:table-cell table:number-columns-repeated="1019"/>
        </table:table-row>
        <table:table-row table:style-name="ro15">
          <table:table-cell table:style-name="ce8" office:value-type="string" calcext:value-type="string">
            <text:p><text:span text:style-name="T3">RENDA_PER_CAPTA_MEDIA</text:span>_20_PORCENTO_MAIS_RICOS</text:p>
          </table:table-cell>
          <table:table-cell table:style-name="ce26" office:value-type="string" calcext:value-type="string">
            <text:p><text:span text:style-name="T17">Média da renda domiciliar </text:span><text:span text:style-name="T18">per capita</text:span><text:span text:style-name="T19"> dos indivíduos pertencentes ao quinto mais rico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5</text:span></text:p>
          </table:table-cell>
          <table:table-cell table:number-columns-repeated="1019"/>
        </table:table-row>
        <table:table-row table:style-name="ro5">
          <table:table-cell table:style-name="ce8" office:value-type="string" calcext:value-type="string">
            <text:p>RENDA_PER_CAPTA_MEDIA_10_PORCENTO_MAIS_RICOS</text:p>
          </table:table-cell>
          <table:table-cell table:style-name="ce24" office:value-type="string" calcext:value-type="string">
            <text:p><text:span text:style-name="T21">Média da renda domiciliar </text:span><text:span text:style-name="T22">per capita</text:span><text:span text:style-name="T23"> dos indivíduos pertencentes ao décimo mais rico da distribuição de indivíduos segundo a renda domiciliar </text:span><text:span text:style-name="T22">per capita</text:span><text:span text:style-name="T23">.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0</text:span></text:p>
          </table:table-cell>
          <table:table-cell table:number-columns-repeated="1019"/>
        </table:table-row>
        <table:table-row table:style-name="ro16">
          <table:table-cell table:style-name="ce8" office:value-type="string" calcext:value-type="string">
            <text:p>RENDA_PER_CAPTA_MEDIA_EXTREMAMENTE_POBRES</text:p>
          </table:table-cell>
          <table:table-cell table:style-name="ce24" office:value-type="string" calcext:value-type="string">
            <text:p><text:span text:style-name="T24">Média da renda domiciliar </text:span><text:span text:style-name="T25">per capita</text:span><text:span text:style-name="T26"> das pessoas com renda domiciliar </text:span><text:span text:style-name="T27">per capita</text:span><text:span text:style-name="T26"> igual ou inferior a R$ 7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IND</text:span></text:p>
          </table:table-cell>
          <table:table-cell table:number-columns-repeated="1019"/>
        </table:table-row>
        <table:table-row table:style-name="ro4">
          <table:table-cell table:style-name="ce8" office:value-type="string" calcext:value-type="string">
            <text:p>RENDA_PER_CAPTA_MEDIA_POBRES</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14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MPOB</text:span></text:p>
          </table:table-cell>
          <table:table-cell table:number-columns-repeated="1019"/>
        </table:table-row>
        <table:table-row table:style-name="ro4">
          <table:table-cell table:style-name="ce8" office:value-type="string" calcext:value-type="string">
            <text:p>RENDA_PER_CAPTA_MEDIA_VULNERAVEIS_POBREZA</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255,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POB</text:span></text:p>
          </table:table-cell>
          <table:table-cell table:number-columns-repeated="1019"/>
        </table:table-row>
        <table:table-row table:style-name="ro17">
          <table:table-cell table:style-name="ce9" office:value-type="string" calcext:value-type="string">
            <text:p>THEIL</text:p>
          </table:table-cell>
          <table:table-cell table:style-name="ce24" office:value-type="string" calcext:value-type="string">
            <text:p><text:span text:style-name="T28">Índice de Theil – L. </text:span><text:span text:style-name="T29">Mede a desigualdade na distribuição de indivíduos segundo a renda domiciliar per capita, excluídos aqueles com renda domiciliar </text:span><text:span text:style-name="T30">per capita</text:span><text:span text:style-name="T31">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HEIL</text:span></text:p>
          </table:table-cell>
          <table:table-cell table:number-columns-repeated="1019"/>
        </table:table-row>
        <table:table-row table:style-name="ro11">
          <table:table-cell table:style-name="ce8" office:value-type="string" calcext:value-type="string">
            <text:p>RAZAO_DEPENDENCIA</text:p>
          </table:table-cell>
          <table:table-cell table:style-name="ce24"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AZDEP</text:span></text:p>
          </table:table-cell>
          <table:table-cell table:number-columns-repeated="1019"/>
        </table:table-row>
        <table:table-row table:style-name="ro5">
          <table:table-cell table:style-name="ce8" office:value-type="string" calcext:value-type="string">
            <text:p>TRANSFERENCIA_PERCAPTA_BOLSA_FAMILIA</text:p>
          </table:table-cell>
          <table:table-cell table:style-name="ce31" office:value-type="string" calcext:value-type="string">
            <text:p>Valor médio mensal das transferências do programa Bolsa Família, dividido pela população total do município, em valores reais de 01/08/2010, corrigidos através do IPCA.</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REN_TRPCBF_D</text:span></text:p>
          </table:table-cell>
          <table:table-cell table:number-columns-repeated="1019"/>
        </table:table-row>
        <table:table-row table:style-name="ro4">
          <table:table-cell table:style-name="ce8" office:value-type="string" calcext:value-type="string">
            <text:p>PERCENTUAL_VALOR_ADICIONADO_ADMINISTRACAO_PUBLICA</text:p>
          </table:table-cell>
          <table:table-cell table:style-name="ce32"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DM</text:span></text:p>
          </table:table-cell>
          <table:table-cell table:number-columns-repeated="1019"/>
        </table:table-row>
        <table:table-row table:style-name="ro3">
          <table:table-cell table:style-name="ce8" office:value-type="string" calcext:value-type="string">
            <text:p>PERCENTUAL_VALOR_ADICIONADO_AGRICULTURA</text:p>
          </table:table-cell>
          <table:table-cell table:style-name="ce31" office:value-type="string" calcext:value-type="string">
            <text:p>Razão entre o Valor Adicionado do setor Agropecuária e Valor Adicionado <text:s/>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GR</text:span></text:p>
          </table:table-cell>
          <table:table-cell table:number-columns-repeated="1019"/>
        </table:table-row>
        <table:table-row table:style-name="ro3">
          <table:table-cell table:style-name="ce8" office:value-type="string" calcext:value-type="string">
            <text:p>PERCENTUAL_VALOR_ADICIONADO_INDUSTRIA</text:p>
          </table:table-cell>
          <table:table-cell table:style-name="ce31" office:value-type="string" calcext:value-type="string">
            <text:p>Razão entre o Valor Adicionado do setor Indústria e o Valor Adicionado 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IND</text:span></text:p>
          </table:table-cell>
          <table:table-cell table:number-columns-repeated="1019"/>
        </table:table-row>
        <table:table-row table:style-name="ro5">
          <table:table-cell table:style-name="ce8" office:value-type="string" calcext:value-type="string">
            <text:p>PERCENTUAL_VALOR_ADICIONADO_SERVICO</text:p>
          </table:table-cell>
          <table:table-cell table:style-name="ce31" office:value-type="string" calcext:value-type="string">
            <text:p>Razão entre o Valor Adicionado do setor Serviços e Valor Adicionado <text:s/>de todos os setores, multiplicado por 100. Inclui o Valor Adicionado da Administração Pública.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SERV</text:span></text:p>
          </table:table-cell>
          <table:table-cell table:number-columns-repeated="1019"/>
        </table:table-row>
        <table:table-row table:style-name="ro5">
          <table:table-cell table:style-name="ce8" office:value-type="string" calcext:value-type="string">
            <text:p>PERCENTUAL_RENDA_PROVENIENTE_TRABALHO</text:p>
          </table:table-cell>
          <table:table-cell table:style-name="ce24" office:value-type="string" calcext:value-type="string">
            <text:p>Participação percentual das rendas provenientes do trabalho (principal e outros) na renda total, considerando-se apenas as pessoas que vivem em domicílios particulares permanentes. </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TRAB</text:span></text:p>
          </table:table-cell>
          <table:table-cell table:number-columns-repeated="1019"/>
        </table:table-row>
        <table:table-row table:style-name="ro5">
          <table:table-cell table:style-name="ce8" office:value-type="string" calcext:value-type="string">
            <text:p>PERCENTUAL_TRABALHADORES_CONTA_PROPRIA</text:p>
          </table:table-cell>
          <table:table-cell table:style-name="ce24" office:value-type="string" calcext:value-type="string">
            <text:p>Razão entre o número de trabalhadores por conta própria de 18 anos ou mais de idade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CPR</text:span></text:p>
          </table:table-cell>
          <table:table-cell table:number-columns-repeated="1019"/>
        </table:table-row>
        <table:table-row table:style-name="ro5">
          <table:table-cell table:style-name="ce8" office:value-type="string" calcext:value-type="string">
            <text:p>PERCENTUAL_OCUPADOS_AGROPECUARIA</text:p>
          </table:table-cell>
          <table:table-cell table:style-name="ce24" office:value-type="string" calcext:value-type="string">
            <text:p>Razão entre o número de pessoas de 18 anos ou mais de idade ocupadas no setor agropecuár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AGRO</text:span></text:p>
          </table:table-cell>
          <table:table-cell table:number-columns-repeated="1019"/>
        </table:table-row>
        <table:table-row table:style-name="ro5">
          <table:table-cell table:style-name="ce8" office:value-type="string" calcext:value-type="string">
            <text:p>PERCENTUAL_OCUPADOS_COMERCIO</text:p>
          </table:table-cell>
          <table:table-cell table:style-name="ce24" office:value-type="string" calcext:value-type="string">
            <text:p>Razão entre o número de pessoas de 18 anos ou mais de idade ocupadas no setor de comérc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COM</text:span></text:p>
          </table:table-cell>
          <table:table-cell table:number-columns-repeated="1019"/>
        </table:table-row>
        <table:table-row table:style-name="ro5">
          <table:table-cell table:style-name="ce8" office:value-type="string" calcext:value-type="string">
            <text:p>PERCENTUAL_OCUPADOS_CONSTRUCAO</text:p>
          </table:table-cell>
          <table:table-cell table:style-name="ce24" office:value-type="string" calcext:value-type="string">
            <text:p>Razão entre o número de pessoas de 18 anos ou mais de idade ocupadas no setor de constru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CONSTR</text:span></text:p>
          </table:table-cell>
          <table:table-cell table:number-columns-repeated="1019"/>
        </table:table-row>
        <table:table-row table:style-name="ro5">
          <table:table-cell table:style-name="ce8" office:value-type="string" calcext:value-type="string">
            <text:p>PERCENTUAL_OCUPADOS_MINERACAO</text:p>
          </table:table-cell>
          <table:table-cell table:style-name="ce24" office:value-type="string" calcext:value-type="string">
            <text:p>Razão entre o número de pessoas de 18 anos ou mais de idade ocupadas no setor extrativo mineral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EXTR</text:span></text:p>
          </table:table-cell>
          <table:table-cell table:number-columns-repeated="1019"/>
        </table:table-row>
        <table:table-row table:style-name="ro18">
          <table:table-cell table:style-name="ce8" office:value-type="string" calcext:value-type="string">
            <text:p>PERCENTUAL_TRABALHADORES_FORMALIZADOS</text:p>
          </table:table-cell>
          <table:table-cell table:style-name="ce24"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FORMAL</text:span></text:p>
          </table:table-cell>
          <table:table-cell table:number-columns-repeated="1019"/>
        </table:table-row>
        <table:table-row table:style-name="ro3">
          <table:table-cell table:style-name="ce8" office:value-type="string" calcext:value-type="string">
            <text:p>PERCENTUAL_TRABALHADORES_INFORMAIS</text:p>
          </table:table-cell>
          <table:table-cell table:style-name="ce35" office:value-type="string" calcext:value-type="string">
            <text:p>100 – PERCENTUAL_TRABALHADORES_FORMALIZADOS</text:p>
          </table:table-cell>
          <table:table-cell table:style-name="ce8" office:value-type="string" calcext:value-type="string">
            <text:p>Trabalho</text:p>
          </table:table-cell>
          <table:table-cell table:style-name="ce8" table:number-columns-repeated="2"/>
          <table:table-cell table:number-columns-repeated="1019"/>
        </table:table-row>
        <table:table-row table:style-name="ro5">
          <table:table-cell table:style-name="ce8" office:value-type="string" calcext:value-type="string">
            <text:p>PERCENTUAL_OCUPADOS_SERVICO</text:p>
          </table:table-cell>
          <table:table-cell table:style-name="ce24" office:value-type="string" calcext:value-type="string">
            <text:p>Razão entre o número de pessoas de 18 anos ou mais de idade ocupadas no setor de serviços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ERV</text:span></text:p>
          </table:table-cell>
          <table:table-cell table:number-columns-repeated="1019"/>
        </table:table-row>
        <table:table-row table:style-name="ro18">
          <table:table-cell table:style-name="ce8" office:value-type="string" calcext:value-type="string">
            <text:p>PERCENTUAL_OCUPADOS_SERVICOS_INDUSTRIAIS_UTILIDADE_PUBLICA</text:p>
          </table:table-cell>
          <table:table-cell table:style-name="ce24"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IUP</text:span></text:p>
          </table:table-cell>
          <table:table-cell table:number-columns-repeated="1019"/>
        </table:table-row>
        <table:table-row table:style-name="ro5">
          <table:table-cell table:style-name="ce8" office:value-type="string" calcext:value-type="string">
            <text:p>PERCENTUAL_OCUPADOS_INDUSTRIA</text:p>
          </table:table-cell>
          <table:table-cell table:style-name="ce24" office:value-type="string" calcext:value-type="string">
            <text:p>Razão entre o número de pessoas de 18 anos ou mais de idade ocupadas na indústria de transforma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TRANSF</text:span></text:p>
          </table:table-cell>
          <table:table-cell table:number-columns-repeated="1019"/>
        </table:table-row>
        <table:table-row table:style-name="ro5">
          <table:table-cell table:style-name="ce8" office:value-type="string" calcext:value-type="string">
            <text:p>PERCENTUAL_OCUPADOS_SEM_RENDA</text:p>
          </table:table-cell>
          <table:table-cell table:style-name="ce24" office:value-type="string" calcext:value-type="string">
            <text:p>Razão entre o número de pessoas de 18 anos ou mais de idade ocupadas e sem rendimento do trabalh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0</text:span></text:p>
          </table:table-cell>
          <table:table-cell table:number-columns-repeated="1019"/>
        </table:table-row>
        <table:table-row table:style-name="ro11">
          <table:table-cell table:style-name="ce8" office:value-type="string" calcext:value-type="string">
            <text:p>PERCENTUAL_OCUPADOS_ATE_1_SALARIO_MINIMO</text:p>
          </table:table-cell>
          <table:table-cell table:style-name="ce24"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1</text:span></text:p>
          </table:table-cell>
          <table:table-cell table:number-columns-repeated="1019"/>
        </table:table-row>
        <table:table-row table:style-name="ro11">
          <table:table-cell table:style-name="ce8" office:value-type="string" calcext:value-type="string">
            <text:p>PERCENTUAL_OCUPADOS_ATE_2_SALARIOS_MINIMOS</text:p>
          </table:table-cell>
          <table:table-cell table:style-name="ce26"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2</text:span></text:p>
          </table:table-cell>
          <table:table-cell table:number-columns-repeated="1019"/>
        </table:table-row>
        <table:table-row table:style-name="ro11">
          <table:table-cell table:style-name="ce8" office:value-type="string" calcext:value-type="string">
            <text:p>PERCENTUAL_OCUPADOS_ATE_3_SALARIOS_MINIMOS</text:p>
          </table:table-cell>
          <table:table-cell table:style-name="ce26"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3</text:span></text:p>
          </table:table-cell>
          <table:table-cell table:number-columns-repeated="1019"/>
        </table:table-row>
        <table:table-row table:style-name="ro11">
          <table:table-cell table:style-name="ce8" office:value-type="string" calcext:value-type="string">
            <text:p>PERCENTUAL_OCUPADOS_ATE_5_SALARIOS_MINIMOS</text:p>
          </table:table-cell>
          <table:table-cell table:style-name="ce26"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5</text:span></text:p>
          </table:table-cell>
          <table:table-cell table:number-columns-repeated="1019"/>
        </table:table-row>
        <table:table-row table:style-name="ro19">
          <table:table-cell table:style-name="ce8" office:value-type="string" calcext:value-type="string">
            <text:p>TAXA_ATIVIDADE</text:p>
          </table:table-cell>
          <table:table-cell table:style-name="ce24"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ATIV</text:span></text:p>
          </table:table-cell>
          <table:table-cell table:number-columns-repeated="1019"/>
        </table:table-row>
        <table:table-row table:style-name="ro11">
          <table:table-cell table:style-name="ce8" office:value-type="string" calcext:value-type="string">
            <text:p>TAXA_DESOCUPACAO</text:p>
          </table:table-cell>
          <table:table-cell table:style-name="ce24"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_DES</text:span></text:p>
          </table:table-cell>
          <table:table-cell table:number-columns-repeated="1019"/>
        </table:table-row>
        <table:table-row table:style-name="ro20">
          <table:table-cell table:style-name="ce9" office:value-type="string" calcext:value-type="string">
            <text:p>THEIL_TRABALHO</text:p>
          </table:table-cell>
          <table:table-cell table:style-name="ce24" office:value-type="string" calcext:value-type="string">
            <text:p><text:span text:style-name="T32">Índice de Theil-L dos rendimentos do trabalho. </text:span><text:span text:style-name="T33">Mede a desigualdade na distribuição de indivíduos de 18 anos ou mais de idade ocupados, segundo o rendimento de todos os trabalhos, excluídos aqueles sem rendimento do trabalho.</text:span><text:span text:style-name="T34"> </text:span><text:span text:style-name="T35">É o logaritmo da razão entre as médias aritmética e geométrica do rendimento dos indivíduos, sendo nulo quando não existir desigualdade de renda entre eles e tendente ao infinito quando a desigualdade tender ao máximo.</text:span></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HEILTRAB</text:span></text:p>
          </table:table-cell>
          <table:table-cell table:number-columns-repeated="1019"/>
        </table:table-row>
        <table:table-row table:style-name="ro19">
          <table:table-cell table:style-name="ce8" office:value-type="string" calcext:value-type="string">
            <text:p>PERCENTUAL_TRABALHADORES_PUBLICOS</text:p>
          </table:table-cell>
          <table:table-cell table:style-name="ce24"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RABPUB</text:span></text:p>
          </table:table-cell>
          <table:table-cell table:number-columns-repeated="1019"/>
        </table:table-row>
        <table:table-row table:style-name="ro19">
          <table:table-cell table:style-name="ce8" office:value-type="string" calcext:value-type="string">
            <text:p>PERCENTUAL_POPULACAO_VULNERAVEL_POBREZA_GASTAM_MAIS_UMA_HORA_ATE_TRABALHO</text:p>
          </table:table-cell>
          <table:table-cell table:style-name="ce24"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OCUPDESLOC_1</text:span></text:p>
          </table:table-cell>
          <table:table-cell table:number-columns-repeated="1019"/>
        </table:table-row>
        <table:table-row table:style-name="ro5">
          <table:table-cell table:style-name="ce9" office:value-type="string" calcext:value-type="string">
            <text:p>PERCENTUAL_INTERNACAOES_DOENCAS_SANEAMENTO_INADEQUADO</text:p>
          </table:table-cell>
          <table:table-cell table:style-name="ce31" office:value-type="string" calcext:value-type="string">
            <text:p>Participação percentual de internações hospitalares por doenças relacionadas ao saneamento ambiental inadequado no total de internações hospitalares</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5">PINTERDRSAI</text:span></text:p>
          </table:table-cell>
          <table:table-cell table:number-columns-repeated="1019"/>
        </table:table-row>
        <table:table-row table:style-name="ro3">
          <table:table-cell table:style-name="ce8" office:value-type="string" calcext:value-type="string">
            <text:p>PERCENTUAL_POPULACAO_COBERTA_PLANO_SAUDE</text:p>
          </table:table-cell>
          <table:table-cell table:style-name="ce31" office:value-type="string" calcext:value-type="string">
            <text:p>Razão entre a população beneficiária de planos privados de saúde e a população total, multiplicado por 100.</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TXCOBPLP</text:span></text:p>
          </table:table-cell>
          <table:table-cell table:number-columns-repeated="1019"/>
        </table:table-row>
        <table:table-row table:style-name="ro2">
          <table:table-cell table:style-name="ce9" office:value-type="string" calcext:value-type="string">
            <text:p>PERCENTUAL_COBERTURA_ESTRATEGIA_SAUDE_FAMILIA</text:p>
          </table:table-cell>
          <table:table-cell table:style-name="ce23" office:value-type="string" calcext:value-type="string">
            <text:p>Percentual da população coberta por equipes da estratégia de saúde da família.</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2">
          <table:table-cell table:style-name="ce9" office:value-type="string" calcext:value-type="string">
            <text:p>PERCENTUAL_COBERTURA_AGENTES_COMUNITARIOS_SAUDE</text:p>
          </table:table-cell>
          <table:table-cell table:style-name="ce23" office:value-type="string" calcext:value-type="string">
            <text:p>Percentual da população coberta por agentes comunitários de saúde.</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1">
          <table:table-cell table:style-name="ce9" office:value-type="string" calcext:value-type="string">
            <text:p>ENFERMEIROS_SUS<text:span text:style-name="T1">_2019_12</text:span></text:p>
          </table:table-cell>
          <table:table-cell table:style-name="ce23" office:value-type="string" calcext:value-type="string">
            <text:p>Número de enfermeir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NAO_SUS<text:span text:style-name="T1">_2019_12</text:span></text:p>
          </table:table-cell>
          <table:table-cell table:style-name="ce23" office:value-type="string" calcext:value-type="string">
            <text:p>Número de enfermeir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TOTAL<text:span text:style-name="T1">_2019_12</text:span></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SUS<text:span text:style-name="T1">_2019_12</text:span></text:p>
          </table:table-cell>
          <table:table-cell table:style-name="ce23" office:value-type="string" calcext:value-type="string">
            <text:p>Número de médic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NAO_SUS<text:span text:style-name="T1">_2019_12</text:span></text:p>
          </table:table-cell>
          <table:table-cell table:style-name="ce23" office:value-type="string" calcext:value-type="string">
            <text:p>Número de médic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TOTAL<text:span text:style-name="T1">_2019_12</text:span></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SUS<text:span text:style-name="T1">_2019_12</text:span></text:p>
          </table:table-cell>
          <table:table-cell table:style-name="ce23" office:value-type="string" calcext:value-type="string">
            <text:p>Número de leitos de internaç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NAO_SUS<text:span text:style-name="T1">_2019_12</text:span></text:p>
          </table:table-cell>
          <table:table-cell table:style-name="ce23" office:value-type="string" calcext:value-type="string">
            <text:p>Número de leitos de internação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INTERNACAO_TOTAL<text:span text:style-name="T1">_2019_12</text:span></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SUS<text:span text:style-name="T1">_2019_12</text:span></text:p>
          </table:table-cell>
          <table:table-cell table:style-name="ce23" office:value-type="string" calcext:value-type="string">
            <text:p>Número de leitos UTI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NAO_SUS<text:span text:style-name="T1">_2019_12</text:span></text:p>
          </table:table-cell>
          <table:table-cell table:style-name="ce23" office:value-type="string" calcext:value-type="string">
            <text:p>Número de leitos UTI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TOTAL<text:span text:style-name="T1">_2019_12</text:span></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XISTENTES<text:span text:style-name="T1">_2019_12</text:span></text:p>
          </table:table-cell>
          <table:table-cell table:style-name="ce23" office:value-type="string" calcext:value-type="string">
            <text:p>Número de ventiladores/respiradores existente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M_USO<text:span text:style-name="T1">_2019_12</text:span></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MEDIATA</text:p>
          </table:table-cell>
          <table:table-cell table:style-name="ce23" office:value-type="string" calcext:value-type="string">
            <text:p>Somatório da população estimada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MEDIATA</text:p>
          </table:table-cell>
          <table:table-cell table:style-name="ce23" office:value-type="string" calcext:value-type="string">
            <text:p>Somatório do número de leti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_2019_12_REGIAO_IMEDIATA</text:p>
          </table:table-cell>
          <table:table-cell table:style-name="ce23" office:value-type="string" calcext:value-type="string">
            <text:p>Somatório do número de leitos de UTI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MEDIATA</text:p>
          </table:table-cell>
          <table:table-cell table:style-name="ce23" office:value-type="string" calcext:value-type="string">
            <text:p><text:span text:style-name="T3">Somatório do número de médicos dos municípios </text:span>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MEDIATA</text:p>
          </table:table-cell>
          <table:table-cell table:style-name="ce23" office:value-type="string" calcext:value-type="string">
            <text:p>Somatório do número de enfermeir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REGIAO_IMEDIATA</text:p>
          </table:table-cell>
          <table:table-cell table:style-name="ce23" office:value-type="string" calcext:value-type="string">
            <text:p>Somatório do número de ventiladores/respiradore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NTERMEDIARIA</text:p>
          </table:table-cell>
          <table:table-cell table:style-name="ce23" office:value-type="string" calcext:value-type="string">
            <text:p>Somatório da população estimada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2019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2019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15" office:value-type="string" calcext:value-type="string">
            <text:p>PERCENTUAL_AVC</text:p>
          </table:table-cell>
          <table:table-cell table:style-name="ce23" office:value-type="string" calcext:value-type="string">
            <text:p>Percentual da população que já teve AVC.</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COLESTEROL_ALTO</text:p>
          </table:table-cell>
          <table:table-cell table:style-name="ce23" office:value-type="string" calcext:value-type="string">
            <text:p>Percentual da população diagnosticada com percentual alt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DOENCA_CORACAO</text:p>
          </table:table-cell>
          <table:table-cell table:style-name="ce23" office:value-type="string" calcext:value-type="string">
            <text:p>Percentual da população diagnosticada com doença do coraç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PESSOAS_COM_AO_MENOS_UMA_DOENCA_CRONICA</text:p>
          </table:table-cell>
          <table:table-cell table:style-name="ce23" office:value-type="string" calcext:value-type="string">
            <text:p>Percentual da população diagnosticada com ao menos uma doença cro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HIPERTENSAO</text:p>
          </table:table-cell>
          <table:table-cell table:style-name="ce23" office:value-type="string" calcext:value-type="string">
            <text:p>Percentual da população diagnosticada com hipertens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text:span text:style-name="T3">PERCENTUAL_AUTO_AVALIACAO_POSITIVA_</text:span>SAUDE</text:p>
          </table:table-cell>
          <table:table-cell table:style-name="ce23" office:value-type="string" calcext:value-type="string">
            <text:p>Percentual da população que avaliou que sua saúde esteja boa ou muito bo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ASMA</text:p>
          </table:table-cell>
          <table:table-cell table:style-name="ce23" office:value-type="string" calcext:value-type="string">
            <text:p>Percentual da população diagnosticada com asm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CANCER</text:p>
          </table:table-cell>
          <table:table-cell table:style-name="ce23" office:value-type="string" calcext:value-type="string">
            <text:p>Percentual da população diagnosticada com cancer.</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INSUFICIENCIA_RENAL_CRONICA</text:p>
          </table:table-cell>
          <table:table-cell table:style-name="ce23" office:value-type="string" calcext:value-type="string">
            <text:p>Percentual da população diagnosticada com insuficiência renal crô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DIABETES</text:p>
          </table:table-cell>
          <table:table-cell table:style-name="ce23" office:value-type="string" calcext:value-type="string">
            <text:p>Percentual da população diagnosticada com diabetes.</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9" office:value-type="string" calcext:value-type="string">
            <text:p><text:span text:style-name="T4">TAXA_LEITOS_INTERNACAO_TOTAL_2019_12</text:span></text:p>
          </table:table-cell>
          <table:table-cell table:style-name="ce25" office:value-type="string" calcext:value-type="string">
            <text:p>LEITOS_INTERNACAO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LEITOS_UTI_TOTAL_2019_12</text:span></text:p>
          </table:table-cell>
          <table:table-cell table:style-name="ce25" office:value-type="string" calcext:value-type="string">
            <text:p>LEITOS_UTI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MEDICOS_TOTAL_2019_12</text:span></text:p>
          </table:table-cell>
          <table:table-cell table:style-name="ce25" office:value-type="string" calcext:value-type="string">
            <text:p>MEDIC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ENFERMEIROS_TOTAL_2019_12</text:span></text:p>
          </table:table-cell>
          <table:table-cell table:style-name="ce25" office:value-type="string" calcext:value-type="string">
            <text:p>ENFERMEIR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VENTILADORES_REPIRADORES_EM_USO_2019_12</text:span></text:p>
          </table:table-cell>
          <table:table-cell table:style-name="ce25" office:value-type="string" calcext:value-type="string">
            <text:p>VENTILADORES_RESPIRADORES_EM_USO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MEDIATA</text:p>
          </table:table-cell>
          <table:table-cell table:style-name="ce25" office:value-type="string" calcext:value-type="string">
            <text:p>LEITOS_INTERNACAO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MEDIATA</text:p>
          </table:table-cell>
          <table:table-cell table:style-name="ce25" office:value-type="string" calcext:value-type="string">
            <text:p>LEITOS_UTI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MEDIATA</text:p>
          </table:table-cell>
          <table:table-cell table:style-name="ce25" office:value-type="string" calcext:value-type="string">
            <text:p>MEDIC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MEDIATA</text:p>
          </table:table-cell>
          <table:table-cell table:style-name="ce25" office:value-type="string" calcext:value-type="string">
            <text:p>ENFERMEIR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MEDIATA</text:p>
          </table:table-cell>
          <table:table-cell table:style-name="ce25" office:value-type="string" calcext:value-type="string">
            <text:p>VENTILADORES_RESPIRADORES_EM_USO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NTERMEDIARIA</text:p>
          </table:table-cell>
          <table:table-cell table:style-name="ce25" office:value-type="string" calcext:value-type="string">
            <text:p>LEITOS_INTERNACAO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NTERMEDIARIA</text:p>
          </table:table-cell>
          <table:table-cell table:style-name="ce25" office:value-type="string" calcext:value-type="string">
            <text:p>LEITOS_UTI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NTERMEDIARIA</text:p>
          </table:table-cell>
          <table:table-cell table:style-name="ce25" office:value-type="string" calcext:value-type="string">
            <text:p>MEDIC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NTERMEDIARIA</text:p>
          </table:table-cell>
          <table:table-cell table:style-name="ce25" office:value-type="string" calcext:value-type="string">
            <text:p>ENFERMEIR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1">
          <table:table-cell table:style-name="ce9" office:value-type="string" calcext:value-type="string">
            <text:p>ENFERMEIROS_TOTAL_2020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06_REGIAO_INTERMEDIARIA</text:p>
          </table:table-cell>
          <table:table-cell table:style-name="ce25" office:value-type="string" calcext:value-type="string">
            <text:p>LEITOS_INTERNACAO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06_REGIAO_INTERMEDIARIA</text:p>
          </table:table-cell>
          <table:table-cell table:style-name="ce25" office:value-type="string" calcext:value-type="string">
            <text:p>LEITOS_UTI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06_REGIAO_INTERMEDIARIA</text:p>
          </table:table-cell>
          <table:table-cell table:style-name="ce25" office:value-type="string" calcext:value-type="string">
            <text:p>LEITOS_UTI_COVID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06_REGIAO_INTERMEDIARIA</text:p>
          </table:table-cell>
          <table:table-cell table:style-name="ce25" office:value-type="string" calcext:value-type="string">
            <text:p>MEDIC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06_REGIAO_INTERMEDIARIA</text:p>
          </table:table-cell>
          <table:table-cell table:style-name="ce25" office:value-type="string" calcext:value-type="string">
            <text:p>ENFERMEIR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0_12</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12</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12</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12</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12</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12</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12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12_REGIAO_INTERMEDIARIA</text:p>
          </table:table-cell>
          <table:table-cell table:style-name="ce25" office:value-type="string" calcext:value-type="string">
            <text:p>LEITOS_INTERNACAO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12_REGIAO_INTERMEDIARIA</text:p>
          </table:table-cell>
          <table:table-cell table:style-name="ce25" office:value-type="string" calcext:value-type="string">
            <text:p>LEITOS_UTI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12_REGIAO_INTERMEDIARIA</text:p>
          </table:table-cell>
          <table:table-cell table:style-name="ce25" office:value-type="string" calcext:value-type="string">
            <text:p>LEITOS_UTI_COVID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12_REGIAO_INTERMEDIARIA</text:p>
          </table:table-cell>
          <table:table-cell table:style-name="ce25" office:value-type="string" calcext:value-type="string">
            <text:p>MEDIC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12_REGIAO_INTERMEDIARIA</text:p>
          </table:table-cell>
          <table:table-cell table:style-name="ce25" office:value-type="string" calcext:value-type="string">
            <text:p>ENFERMEIR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12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1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1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1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1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1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1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1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1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1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1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1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1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1_06_REGIAO_INTERMEDIARIA</text:p>
          </table:table-cell>
          <table:table-cell table:style-name="ce25" office:value-type="string" calcext:value-type="string">
            <text:p>LEITOS_INTERNACAO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1_06_REGIAO_INTERMEDIARIA</text:p>
          </table:table-cell>
          <table:table-cell table:style-name="ce25" office:value-type="string" calcext:value-type="string">
            <text:p>LEITOS_UTI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1_06_REGIAO_INTERMEDIARIA</text:p>
          </table:table-cell>
          <table:table-cell table:style-name="ce25" office:value-type="string" calcext:value-type="string">
            <text:p>LEITOS_UTI_COVID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1_06_REGIAO_INTERMEDIARIA</text:p>
          </table:table-cell>
          <table:table-cell table:style-name="ce25" office:value-type="string" calcext:value-type="string">
            <text:p>MEDIC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1_06_REGIAO_INTERMEDIARIA</text:p>
          </table:table-cell>
          <table:table-cell table:style-name="ce25" office:value-type="string" calcext:value-type="string">
            <text:p>ENFERMEIR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1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
          <table:table-cell table:style-name="ce8" office:value-type="string" calcext:value-type="string">
            <text:p>VOTOS_BOLSONARO</text:p>
          </table:table-cell>
          <table:table-cell table:style-name="ce23" office:value-type="string" calcext:value-type="string">
            <text:p>Número de votos em Bolsonar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HADDAD</text:p>
          </table:table-cell>
          <table:table-cell table:style-name="ce23" office:value-type="string" calcext:value-type="string">
            <text:p>Número de votos em Haddad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BRANCO</text:p>
          </table:table-cell>
          <table:table-cell table:style-name="ce23" office:value-type="string" calcext:value-type="string">
            <text:p>Número de votos em branc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NULO</text:p>
          </table:table-cell>
          <table:table-cell table:style-name="ce23" office:value-type="string" calcext:value-type="string">
            <text:p>Número de votos nulos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9" office:value-type="string" calcext:value-type="string">
            <text:p>TOTAL_VOTOS</text:p>
          </table:table-cell>
          <table:table-cell table:style-name="ce25" office:value-type="string" calcext:value-type="string">
            <text:p>VOTOS_BOLSONARO + VOTOS_HADDAD + VOTOS_NULO + VOTOS_BRANCO</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BOLSONARO</text:p>
          </table:table-cell>
          <table:table-cell table:style-name="ce25" office:value-type="string" calcext:value-type="string">
            <text:p>VOTOS_BOLSONARO / TOTAL_VOTOS * 100</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HADDAD</text:p>
          </table:table-cell>
          <table:table-cell table:style-name="ce25" office:value-type="string" calcext:value-type="string">
            <text:p>VOTOS_HADDAD / TOTAL_VOTOS * 100</text:p>
          </table:table-cell>
          <table:table-cell table:style-name="ce8" office:value-type="string" calcext:value-type="string">
            <text:p>Política</text:p>
          </table:table-cell>
          <table:table-cell table:style-name="ce8"/>
          <table:table-cell table:number-columns-repeated="1020"/>
        </table:table-row>
        <table:table-row table:style-name="ro2">
          <table:table-cell table:style-name="ce8" office:value-type="string" calcext:value-type="string">
            <text:p>CASOS</text:p>
          </table:table-cell>
          <table:table-cell table:style-name="ce23" office:value-type="string" calcext:value-type="string">
            <text:p>Número de casos confirmados de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8" office:value-type="string" calcext:value-type="string">
            <text:p>OBITOS</text:p>
          </table:table-cell>
          <table:table-cell table:style-name="ce23" office:value-type="string" calcext:value-type="string">
            <text:p>Número de óbitos por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9" office:value-type="string" calcext:value-type="string">
            <text:p>TAXA_CASOS</text:p>
          </table:table-cell>
          <table:table-cell table:style-name="ce25" office:value-type="string" calcext:value-type="string">
            <text:p><text:span text:style-name="T10">CAS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OBITOS</text:p>
          </table:table-cell>
          <table:table-cell table:style-name="ce25" office:value-type="string" calcext:value-type="string">
            <text:p><text:span text:style-name="T10">OBIT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LETALIDADE</text:p>
          </table:table-cell>
          <table:table-cell table:style-name="ce25" office:value-type="string" calcext:value-type="string">
            <text:p><text:span text:style-name="T10">OBITOS / CASOS * </text:span><text:span text:style-name="T9">100</text:span></text:p>
          </table:table-cell>
          <table:table-cell table:style-name="ce8" office:value-type="string" calcext:value-type="string">
            <text:p>Covid-19</text:p>
          </table:table-cell>
          <table:table-cell table:style-name="ce8"/>
          <table:table-cell table:number-columns-repeated="1020"/>
        </table:table-row>
        <table:table-row table:style-name="ro21">
          <table:table-cell table:style-name="ce16" office:value-type="string" calcext:value-type="string">
            <text:p>MEDIA_PERCENTUAL_VARIACAO_VISITAS_ESTACAO_TRANSPORTE</text:p>
          </table:table-cell>
          <table:table-cell office:value-type="string" calcext:value-type="string">
            <text:p>Médi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_PERCENTUAL_VARIACAO_VISITAS_LOCAIS_TRABALHO</text:p>
          </table:table-cell>
          <table:table-cell office:value-type="string" calcext:value-type="string">
            <text:p>Médi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_PERCENTUAL_VARIACAO_PERMANENCIA_RESIDENCIAS</text:p>
          </table:table-cell>
          <table:table-cell office:value-type="string" calcext:value-type="string">
            <text:p>Médi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NA_PERCENTUAL_VARIACAO_VISITAS_ESTACAO_TRANSPORTE</text:p>
          </table:table-cell>
          <table:table-cell office:value-type="string" calcext:value-type="string">
            <text:p>Median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NA_PERCENTUAL_VARIACAO_VISITAS_LOCAIS_TRABALHO</text:p>
          </table:table-cell>
          <table:table-cell office:value-type="string" calcext:value-type="string">
            <text:p>Median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NA_PERCENTUAL_VARIACAO_PERMANENCIA_RESIDENCIAS</text:p>
          </table:table-cell>
          <table:table-cell office:value-type="string" calcext:value-type="string">
            <text:p>Median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QUARTILE_3_PERCENTUAL_VARIACAO_VISITAS_ESTACAO_TRANSPORTE</text:p>
          </table:table-cell>
          <table:table-cell office:value-type="string" calcext:value-type="string">
            <text:p>Terceiro quartile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text:span text:style-name="T5">QUARTILE_3</text:span>_PERCENTUAL_VARIACAO_VISITAS_LOCAIS_TRABALHO</text:p>
          </table:table-cell>
          <table:table-cell office:value-type="string" calcext:value-type="string">
            <text:p><text:span text:style-name="T3">Terceiro quartile</text:span>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text:span text:style-name="T5">QUARTILE_3</text:span>_PERCENTUAL_VARIACAO_PERMANENCIA_RESIDENCIAS</text:p>
          </table:table-cell>
          <table:table-cell office:value-type="string" calcext:value-type="string">
            <text:p><text:span text:style-name="T3">Terceiro quartile</text:span>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1">
          <table:table-cell table:style-name="ce16" office:value-type="string" calcext:value-type="string">
            <text:p>MEDIA_INDICE_NIVEL_CONSERVADORISMO_VARIACAO_TRABALHO</text:p>
          </table:table-cell>
          <table:table-cell office:value-type="string" calcext:value-type="string">
            <text:p>Médi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15">
          <table:table-cell table:style-name="ce16" office:value-type="string" calcext:value-type="string">
            <text:p>MEDIANA_INDICE_NIVEL_CONSERVADORISMO_VARIACAO_TRABALHO</text:p>
          </table:table-cell>
          <table:table-cell office:value-type="string" calcext:value-type="string">
            <text:p>Median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15">
          <table:table-cell table:style-name="ce16" office:value-type="string" calcext:value-type="string">
            <text:p>QUARTILE_3_INDICE_NIVEL_CONSERVADORISMO_VARIACAO_TRABALHO</text:p>
          </table:table-cell>
          <table:table-cell office:value-type="string" calcext:value-type="string">
            <text:p>Terceiro quartile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23" table:number-rows-repeated="1048311">
          <table:table-cell table:number-columns-repeated="1024"/>
        </table:table-row>
        <table:table-row table:style-name="ro23">
          <table:table-cell table:number-columns-repeated="1024"/>
        </table:table-row>
      </table:table>
      <table:table table:name="Sheet2" table:style-name="ta1">
        <office:forms form:automatic-focus="false" form:apply-design-mode="false"/>
        <table:table-column table:style-name="co6" table:number-columns-repeated="4" table:default-cell-style-name="Default"/>
        <table:table-column table:style-name="co6" table:default-cell-style-name="ce8"/>
        <table:table-row table:style-name="ro1" table:number-rows-repeated="1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264"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6">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2">00/00/0000</text:date>, <text:time style:data-style-name="N2" text:time-value="08:42:39.1835231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9-12T03:06:10.590924672</dc:date>
    <meta:editing-duration>P3DT9H18M23S</meta:editing-duration>
    <meta:editing-cycles>80</meta:editing-cycles>
    <meta:document-statistic meta:table-count="2" meta:cell-count="1087" meta:object-count="0"/>
  </office:meta>
</office:document-meta>
</file>